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pin port80</text:p>
          </table:table-cell>
          <table:table-cell office:value-type="string">
            <text:p>pin FPGA</text:p>
          </table:table-cell>
          <table:table-cell office:value-type="string">
            <text:p>xml pin</text:p>
          </table:table-cell>
          <table:table-cell table:number-columns-repeated="2"/>
          <table:table-cell office:value-type="string">
            <text:p>Exemple : <text:s/>FPGAPin_2="PIN_A4"</text:p>
          </table:table-cell>
          <table:table-cell table:number-columns-repeated="2"/>
          <table:table-cell office:value-type="string">
            <text:p>FPGAPin_</text:p>
          </table:table-cell>
          <table:table-cell office:value-type="string">
            <text:p>§</text:p>
          </table:table-cell>
          <table:table-cell office:value-type="string">
            <text:p>$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2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table:formula="of:=[.I$1]&amp;[.C3]&amp;[.J$1]&amp;[.B3]&amp;[.K$1]" office:value-type="string" office:string-value="FPGAPin_0§Y21$">
            <text:p>FPGAPin_0§Y21$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2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table:formula="of:=[.I$1]&amp;[.C4]&amp;[.J$1]&amp;[.B4]&amp;[.K$1]" office:value-type="string" office:string-value="FPGAPin_1§AB21$">
            <text:p>FPGAPin_1§AB21$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A1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table:formula="of:=[.I$1]&amp;[.C5]&amp;[.J$1]&amp;[.B5]&amp;[.K$1]" office:value-type="string" office:string-value="FPGAPin_2§AA14$">
            <text:p>FPGAPin_2§AA14$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G2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table:formula="of:=[.I$1]&amp;[.C6]&amp;[.J$1]&amp;[.B6]&amp;[.K$1]" office:value-type="string" office:string-value="FPGAPin_3§AG25$">
            <text:p>FPGAPin_3§AG25$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F2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table:formula="of:=[.I$1]&amp;[.C7]&amp;[.J$1]&amp;[.B7]&amp;[.K$1]" office:value-type="string" office:string-value="FPGAPin_4§AF23$">
            <text:p>FPGAPin_4§AF23$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F2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 table:formula="of:=[.I$1]&amp;[.C8]&amp;[.J$1]&amp;[.B8]&amp;[.K$1]" office:value-type="string" office:string-value="FPGAPin_5§AF21$">
            <text:p>FPGAPin_5§AF21$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1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" table:formula="of:=[.I$1]&amp;[.C9]&amp;[.J$1]&amp;[.B9]&amp;[.K$1]" office:value-type="string" office:string-value="FPGAPin_6§AC16$">
            <text:p>FPGAPin_6§AC16$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D18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2" table:formula="of:=[.I$1]&amp;[.C10]&amp;[.J$1]&amp;[.B10]&amp;[.K$1]" office:value-type="string" office:string-value="FPGAPin_7§AD18$">
            <text:p>FPGAPin_7§AD18$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A17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table:formula="of:=[.I$1]&amp;[.C11]&amp;[.J$1]&amp;[.B11]&amp;[.K$1]" office:value-type="string" office:string-value="FPGAPin_8§AA17$">
            <text:p>FPGAPin_8§AA17$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B19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2" table:formula="of:=[.I$1]&amp;[.C12]&amp;[.J$1]&amp;[.B12]&amp;[.K$1]" office:value-type="string" office:string-value="FPGAPin_9§AB19$">
            <text:p>FPGAPin_9§AB19$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B16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 table:formula="of:=[.I$1]&amp;[.C13]&amp;[.J$1]&amp;[.B13]&amp;[.K$1]" office:value-type="string" office:string-value="FPGAPin_10§AB16$">
            <text:p>FPGAPin_10§AB16$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F13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2" table:formula="of:=[.I$1]&amp;[.C14]&amp;[.J$1]&amp;[.B14]&amp;[.K$1]" office:value-type="string" office:string-value="FPGAPin_11§AF13$">
            <text:p>FPGAPin_11§AF13$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E12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2" table:formula="of:=[.I$1]&amp;[.C15]&amp;[.J$1]&amp;[.B15]&amp;[.K$1]" office:value-type="string" office:string-value="FPGAPin_12§AE12$">
            <text:p>FPGAPin_12§AE12$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C12</text:p>
          </table:table-cell>
          <table:table-cell office:value-type="float" office:value="13">
            <text:p>13</text:p>
          </table:table-cell>
          <table:table-cell table:number-columns-repeated="2"/>
          <table:table-cell table:style-name="ce2" table:formula="of:=[.I$1]&amp;[.C16]&amp;[.J$1]&amp;[.B16]&amp;[.K$1]" office:value-type="string" office:string-value="FPGAPin_13§AC12$">
            <text:p>FPGAPin_13§AC12$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B17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2" table:formula="of:=[.I$1]&amp;[.C17]&amp;[.J$1]&amp;[.B17]&amp;[.K$1]" office:value-type="string" office:string-value="FPGAPin_14§AB17$">
            <text:p>FPGAPin_14§AB17$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19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ce2" table:formula="of:=[.I$1]&amp;[.C18]&amp;[.J$1]&amp;[.B18]&amp;[.K$1]" office:value-type="string" office:string-value="FPGAPin_15§W19$">
            <text:p>FPGAPin_15§W19$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Y19</text:p>
          </table:table-cell>
          <table:table-cell office:value-type="float" office:value="16">
            <text:p>16</text:p>
          </table:table-cell>
          <table:table-cell table:number-columns-repeated="2"/>
          <table:table-cell table:style-name="ce2" table:formula="of:=[.I$1]&amp;[.C19]&amp;[.J$1]&amp;[.B19]&amp;[.K$1]" office:value-type="string" office:string-value="FPGAPin_16§Y19$">
            <text:p>FPGAPin_16§Y19$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E10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2" table:formula="of:=[.I$1]&amp;[.C20]&amp;[.J$1]&amp;[.B20]&amp;[.K$1]" office:value-type="string" office:string-value="FPGAPin_17§AE10$">
            <text:p>FPGAPin_17§AE10$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C22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2" table:formula="of:=[.I$1]&amp;[.C21]&amp;[.J$1]&amp;[.B21]&amp;[.K$1]" office:value-type="string" office:string-value="FPGAPin_18§AC22$">
            <text:p>FPGAPin_18§AC22$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C14</text:p>
          </table:table-cell>
          <table:table-cell office:value-type="float" office:value="19">
            <text:p>19</text:p>
          </table:table-cell>
          <table:table-cell table:number-columns-repeated="2"/>
          <table:table-cell table:style-name="ce2" table:formula="of:=[.I$1]&amp;[.C22]&amp;[.J$1]&amp;[.B22]&amp;[.K$1]" office:value-type="string" office:string-value="FPGAPin_19§AC14$">
            <text:p>FPGAPin_19§AC14$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F25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2" table:formula="of:=[.I$1]&amp;[.C23]&amp;[.J$1]&amp;[.B23]&amp;[.K$1]" office:value-type="string" office:string-value="FPGAPin_20§AF25$">
            <text:p>FPGAPin_20§AF25$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E23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2" table:formula="of:=[.I$1]&amp;[.C24]&amp;[.J$1]&amp;[.B24]&amp;[.K$1]" office:value-type="string" office:string-value="FPGAPin_21§AE23$">
            <text:p>FPGAPin_21§AE23$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E21</text:p>
          </table:table-cell>
          <table:table-cell office:value-type="float" office:value="22">
            <text:p>22</text:p>
          </table:table-cell>
          <table:table-cell table:number-columns-repeated="2"/>
          <table:table-cell table:style-name="ce2" table:formula="of:=[.I$1]&amp;[.C25]&amp;[.J$1]&amp;[.B25]&amp;[.K$1]" office:value-type="string" office:string-value="FPGAPin_22§AE21$">
            <text:p>FPGAPin_22§AE21$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E19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2" table:formula="of:=[.I$1]&amp;[.C26]&amp;[.J$1]&amp;[.B26]&amp;[.K$1]" office:value-type="string" office:string-value="FPGAPin_23§AE19$">
            <text:p>FPGAPin_23§AE19$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E17</text:p>
          </table:table-cell>
          <table:table-cell office:value-type="float" office:value="24">
            <text:p>24</text:p>
          </table:table-cell>
          <table:table-cell table:number-columns-repeated="2"/>
          <table:table-cell table:style-name="ce2" table:formula="of:=[.I$1]&amp;[.C27]&amp;[.J$1]&amp;[.B27]&amp;[.K$1]" office:value-type="string" office:string-value="FPGAPin_24§AE17$">
            <text:p>FPGAPin_24§AE17$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A15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" table:formula="of:=[.I$1]&amp;[.C28]&amp;[.J$1]&amp;[.B28]&amp;[.K$1]" office:value-type="string" office:string-value="FPGAPin_25§AA15$">
            <text:p>FPGAPin_25§AA15$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B14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2" table:formula="of:=[.I$1]&amp;[.C29]&amp;[.J$1]&amp;[.B29]&amp;[.K$1]" office:value-type="string" office:string-value="FPGAPin_26§AB14$">
            <text:p>FPGAPin_26§AB14$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D15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2" table:formula="of:=[.I$1]&amp;[.C30]&amp;[.J$1]&amp;[.B30]&amp;[.K$1]" office:value-type="string" office:string-value="FPGAPin_27§AD15$">
            <text:p>FPGAPin_27§AD15$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E13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table:formula="of:=[.I$1]&amp;[.C31]&amp;[.J$1]&amp;[.B31]&amp;[.K$1]" office:value-type="string" office:string-value="FPGAPin_28§AE13$">
            <text:p>FPGAPin_28§AE13$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D11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2" table:formula="of:=[.I$1]&amp;[.C32]&amp;[.J$1]&amp;[.B32]&amp;[.K$1]" office:value-type="string" office:string-value="FPGAPin_29§AD11$">
            <text:p>FPGAPin_29§AD11$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F9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table:formula="of:=[.I$1]&amp;[.C33]&amp;[.J$1]&amp;[.B33]&amp;[.K$1]" office:value-type="string" office:string-value="FPGAPin_30§AF9$">
            <text:p>FPGAPin_30§AF9$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H8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" table:formula="of:=[.I$1]&amp;[.C34]&amp;[.J$1]&amp;[.B34]&amp;[.K$1]" office:value-type="string" office:string-value="FPGAPin_31§AH8$">
            <text:p>FPGAPin_31§AH8$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G7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" table:formula="of:=[.I$1]&amp;[.C35]&amp;[.J$1]&amp;[.B35]&amp;[.K$1]" office:value-type="string" office:string-value="FPGAPin_32§AG7$">
            <text:p>FPGAPin_32§AG7$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E8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ce2" table:formula="of:=[.I$1]&amp;[.C36]&amp;[.J$1]&amp;[.B36]&amp;[.K$1]" office:value-type="string" office:string-value="FPGAPin_33§AE8$">
            <text:p>FPGAPin_33§AE8$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Y12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table:formula="of:=[.I$1]&amp;[.C37]&amp;[.J$1]&amp;[.B37]&amp;[.K$1]" office:value-type="string" office:string-value="FPGAPin_34§Y12$">
            <text:p>FPGAPin_34§Y12$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12</text:p>
          </table:table-cell>
          <table:table-cell office:value-type="float" office:value="35">
            <text:p>35</text:p>
          </table:table-cell>
          <table:table-cell table:number-columns-repeated="2"/>
          <table:table-cell table:style-name="ce2" table:formula="of:=[.I$1]&amp;[.C38]&amp;[.J$1]&amp;[.B38]&amp;[.K$1]" office:value-type="string" office:string-value="FPGAPin_35§W12$">
            <text:p>FPGAPin_35§W12$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14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ce2" table:formula="of:=[.I$1]&amp;[.C39]&amp;[.J$1]&amp;[.B39]&amp;[.K$1]" office:value-type="string" office:string-value="FPGAPin_36§W14$">
            <text:p>FPGAPin_36§W14$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14</text:p>
          </table:table-cell>
          <table:table-cell office:value-type="float" office:value="37">
            <text:p>37</text:p>
          </table:table-cell>
          <table:table-cell table:number-columns-repeated="2"/>
          <table:table-cell table:style-name="ce2" table:formula="of:=[.I$1]&amp;[.C40]&amp;[.J$1]&amp;[.B40]&amp;[.K$1]" office:value-type="string" office:string-value="FPGAPin_37§Y14$">
            <text:p>FPGAPin_37§Y14$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Y15</text:p>
          </table:table-cell>
          <table:table-cell office:value-type="float" office:value="38">
            <text:p>38</text:p>
          </table:table-cell>
          <table:table-cell table:number-columns-repeated="2"/>
          <table:table-cell table:style-name="ce2" table:formula="of:=[.I$1]&amp;[.C41]&amp;[.J$1]&amp;[.B41]&amp;[.K$1]" office:value-type="string" office:string-value="FPGAPin_38§Y15$">
            <text:p>FPGAPin_38§Y15$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Y16</text:p>
          </table:table-cell>
          <table:table-cell office:value-type="float" office:value="39">
            <text:p>39</text:p>
          </table:table-cell>
          <table:table-cell table:number-columns-repeated="2"/>
          <table:table-cell table:style-name="ce2" table:formula="of:=[.I$1]&amp;[.C42]&amp;[.J$1]&amp;[.B42]&amp;[.K$1]" office:value-type="string" office:string-value="FPGAPin_39§Y16$">
            <text:p>FPGAPin_39§Y16$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Y20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2" table:formula="of:=[.I$1]&amp;[.C43]&amp;[.J$1]&amp;[.B43]&amp;[.K$1]" office:value-type="string" office:string-value="FPGAPin_40§Y20$">
            <text:p>FPGAPin_40§Y20$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A21</text:p>
          </table:table-cell>
          <table:table-cell office:value-type="float" office:value="41">
            <text:p>41</text:p>
          </table:table-cell>
          <table:table-cell table:number-columns-repeated="2"/>
          <table:table-cell table:style-name="ce2" table:formula="of:=[.I$1]&amp;[.C44]&amp;[.J$1]&amp;[.B44]&amp;[.K$1]" office:value-type="string" office:string-value="FPGAPin_41§AA21$">
            <text:p>FPGAPin_41§AA21$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Y13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2" table:formula="of:=[.I$1]&amp;[.C45]&amp;[.J$1]&amp;[.B45]&amp;[.K$1]" office:value-type="string" office:string-value="FPGAPin_42§Y13$">
            <text:p>FPGAPin_42§Y13$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A19</text:p>
          </table:table-cell>
          <table:table-cell office:value-type="float" office:value="43">
            <text:p>43</text:p>
          </table:table-cell>
          <table:table-cell table:number-columns-repeated="2"/>
          <table:table-cell table:style-name="ce2" table:formula="of:=[.I$1]&amp;[.C46]&amp;[.J$1]&amp;[.B46]&amp;[.K$1]" office:value-type="string" office:string-value="FPGAPin_43§AA19$">
            <text:p>FPGAPin_43§AA19$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F24</text:p>
          </table:table-cell>
          <table:table-cell office:value-type="float" office:value="44">
            <text:p>44</text:p>
          </table:table-cell>
          <table:table-cell table:number-columns-repeated="2"/>
          <table:table-cell table:style-name="ce2" table:formula="of:=[.I$1]&amp;[.C47]&amp;[.J$1]&amp;[.B47]&amp;[.K$1]" office:value-type="string" office:string-value="FPGAPin_44§AF24$">
            <text:p>FPGAPin_44§AF24$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D22</text:p>
          </table:table-cell>
          <table:table-cell office:value-type="float" office:value="45">
            <text:p>45</text:p>
          </table:table-cell>
          <table:table-cell table:number-columns-repeated="2"/>
          <table:table-cell table:style-name="ce2" table:formula="of:=[.I$1]&amp;[.C48]&amp;[.J$1]&amp;[.B48]&amp;[.K$1]" office:value-type="string" office:string-value="FPGAPin_45§AD22$">
            <text:p>FPGAPin_45§AD22$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D20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ce2" table:formula="of:=[.I$1]&amp;[.C49]&amp;[.J$1]&amp;[.B49]&amp;[.K$1]" office:value-type="string" office:string-value="FPGAPin_46§AD20$">
            <text:p>FPGAPin_46§AD20$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F19</text:p>
          </table:table-cell>
          <table:table-cell office:value-type="float" office:value="47">
            <text:p>47</text:p>
          </table:table-cell>
          <table:table-cell table:number-columns-repeated="2"/>
          <table:table-cell table:style-name="ce2" table:formula="of:=[.I$1]&amp;[.C50]&amp;[.J$1]&amp;[.B50]&amp;[.K$1]" office:value-type="string" office:string-value="FPGAPin_47§AF19$">
            <text:p>FPGAPin_47§AF19$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D17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" table:formula="of:=[.I$1]&amp;[.C51]&amp;[.J$1]&amp;[.B51]&amp;[.K$1]" office:value-type="string" office:string-value="FPGAPin_48§AD17$">
            <text:p>FPGAPin_48§AD17$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K17</text:p>
          </table:table-cell>
          <table:table-cell office:value-type="float" office:value="49">
            <text:p>49</text:p>
          </table:table-cell>
          <table:table-cell table:number-columns-repeated="2"/>
          <table:table-cell table:style-name="ce2" table:formula="of:=[.I$1]&amp;[.C52]&amp;[.J$1]&amp;[.B52]&amp;[.K$1]" office:value-type="string" office:string-value="FPGAPin_49§AK17$">
            <text:p>FPGAPin_49§AK17$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J17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" table:formula="of:=[.I$1]&amp;[.C53]&amp;[.J$1]&amp;[.B53]&amp;[.K$1]" office:value-type="string" office:string-value="FPGAPin_50§AJ17$">
            <text:p>FPGAPin_50§AJ17$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K15</text:p>
          </table:table-cell>
          <table:table-cell office:value-type="float" office:value="51">
            <text:p>51</text:p>
          </table:table-cell>
          <table:table-cell table:number-columns-repeated="2"/>
          <table:table-cell table:style-name="ce2" table:formula="of:=[.I$1]&amp;[.C54]&amp;[.J$1]&amp;[.B54]&amp;[.K$1]" office:value-type="string" office:string-value="FPGAPin_51§AK15$">
            <text:p>FPGAPin_51§AK15$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F15</text:p>
          </table:table-cell>
          <table:table-cell office:value-type="float" office:value="52">
            <text:p>52</text:p>
          </table:table-cell>
          <table:table-cell table:number-columns-repeated="2"/>
          <table:table-cell table:style-name="ce2" table:formula="of:=[.I$1]&amp;[.C55]&amp;[.J$1]&amp;[.B55]&amp;[.K$1]" office:value-type="string" office:string-value="FPGAPin_52§AF15$">
            <text:p>FPGAPin_52§AF15$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J15</text:p>
          </table:table-cell>
          <table:table-cell office:value-type="float" office:value="53">
            <text:p>53</text:p>
          </table:table-cell>
          <table:table-cell table:number-columns-repeated="2"/>
          <table:table-cell table:style-name="ce2" table:formula="of:=[.I$1]&amp;[.C56]&amp;[.J$1]&amp;[.B56]&amp;[.K$1]" office:value-type="string" office:string-value="FPGAPin_53§AJ15$">
            <text:p>FPGAPin_53§AJ15$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D16</text:p>
          </table:table-cell>
          <table:table-cell office:value-type="float" office:value="54">
            <text:p>54</text:p>
          </table:table-cell>
          <table:table-cell table:number-columns-repeated="2"/>
          <table:table-cell table:style-name="ce2" table:formula="of:=[.I$1]&amp;[.C57]&amp;[.J$1]&amp;[.B57]&amp;[.K$1]" office:value-type="string" office:string-value="FPGAPin_54§AD16$">
            <text:p>FPGAPin_54§AD16$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C15</text:p>
          </table:table-cell>
          <table:table-cell office:value-type="float" office:value="55">
            <text:p>55</text:p>
          </table:table-cell>
          <table:table-cell table:number-columns-repeated="2"/>
          <table:table-cell table:style-name="ce2" table:formula="of:=[.I$1]&amp;[.C58]&amp;[.J$1]&amp;[.B58]&amp;[.K$1]" office:value-type="string" office:string-value="FPGAPin_55§AC15$">
            <text:p>FPGAPin_55§AC15$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20</text:p>
          </table:table-cell>
          <table:table-cell office:value-type="float" office:value="56">
            <text:p>56</text:p>
          </table:table-cell>
          <table:table-cell table:number-columns-repeated="2"/>
          <table:table-cell table:style-name="ce2" table:formula="of:=[.I$1]&amp;[.C59]&amp;[.J$1]&amp;[.B59]&amp;[.K$1]" office:value-type="string" office:string-value="FPGAPin_56§W20$">
            <text:p>FPGAPin_56§W20$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A22</text:p>
          </table:table-cell>
          <table:table-cell office:value-type="float" office:value="57">
            <text:p>57</text:p>
          </table:table-cell>
          <table:table-cell table:number-columns-repeated="2"/>
          <table:table-cell table:style-name="ce2" table:formula="of:=[.I$1]&amp;[.C60]&amp;[.J$1]&amp;[.B60]&amp;[.K$1]" office:value-type="string" office:string-value="FPGAPin_57§AA22$">
            <text:p>FPGAPin_57§AA22$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C21</text:p>
          </table:table-cell>
          <table:table-cell office:value-type="float" office:value="58">
            <text:p>58</text:p>
          </table:table-cell>
          <table:table-cell table:number-columns-repeated="2"/>
          <table:table-cell table:style-name="ce2" table:formula="of:=[.I$1]&amp;[.C61]&amp;[.J$1]&amp;[.B61]&amp;[.K$1]" office:value-type="string" office:string-value="FPGAPin_58§AC21$">
            <text:p>FPGAPin_58§AC21$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C24</text:p>
          </table:table-cell>
          <table:table-cell office:value-type="float" office:value="59">
            <text:p>59</text:p>
          </table:table-cell>
          <table:table-cell table:number-columns-repeated="2"/>
          <table:table-cell table:style-name="ce2" table:formula="of:=[.I$1]&amp;[.C62]&amp;[.J$1]&amp;[.B62]&amp;[.K$1]" office:value-type="string" office:string-value="FPGAPin_59§AC24$">
            <text:p>FPGAPin_59§AC24$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D24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2" table:formula="of:=[.I$1]&amp;[.C63]&amp;[.J$1]&amp;[.B63]&amp;[.K$1]" office:value-type="string" office:string-value="FPGAPin_60§AD24$">
            <text:p>FPGAPin_60§AD24$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E24</text:p>
          </table:table-cell>
          <table:table-cell office:value-type="float" office:value="61">
            <text:p>61</text:p>
          </table:table-cell>
          <table:table-cell table:number-columns-repeated="2"/>
          <table:table-cell table:style-name="ce2" table:formula="of:=[.I$1]&amp;[.C64]&amp;[.J$1]&amp;[.B64]&amp;[.K$1]" office:value-type="string" office:string-value="FPGAPin_61§AE24$">
            <text:p>FPGAPin_61§AE24$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E22</text:p>
          </table:table-cell>
          <table:table-cell office:value-type="float" office:value="62">
            <text:p>62</text:p>
          </table:table-cell>
          <table:table-cell table:number-columns-repeated="2"/>
          <table:table-cell table:style-name="ce2" table:formula="of:=[.I$1]&amp;[.C65]&amp;[.J$1]&amp;[.B65]&amp;[.K$1]" office:value-type="string" office:string-value="FPGAPin_62§AE22$">
            <text:p>FPGAPin_62§AE22$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E20</text:p>
          </table:table-cell>
          <table:table-cell office:value-type="float" office:value="63">
            <text:p>63</text:p>
          </table:table-cell>
          <table:table-cell table:number-columns-repeated="2"/>
          <table:table-cell table:style-name="ce2" table:formula="of:=[.I$1]&amp;[.C66]&amp;[.J$1]&amp;[.B66]&amp;[.K$1]" office:value-type="string" office:string-value="FPGAPin_63§AE20$">
            <text:p>FPGAPin_63§AE20$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E18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ce2" table:formula="of:=[.I$1]&amp;[.C67]&amp;[.J$1]&amp;[.B67]&amp;[.K$1]" office:value-type="string" office:string-value="FPGAPin_64§AE18$">
            <text:p>FPGAPin_64§AE18$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F17</text:p>
          </table:table-cell>
          <table:table-cell office:value-type="float" office:value="65">
            <text:p>65</text:p>
          </table:table-cell>
          <table:table-cell table:number-columns-repeated="2"/>
          <table:table-cell table:style-name="ce2" table:formula="of:=[.I$1]&amp;[.C68]&amp;[.J$1]&amp;[.B68]&amp;[.K$1]" office:value-type="string" office:string-value="FPGAPin_65§AF17$">
            <text:p>FPGAPin_65§AF17$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B11</text:p>
          </table:table-cell>
          <table:table-cell office:value-type="float" office:value="66">
            <text:p>66</text:p>
          </table:table-cell>
          <table:table-cell table:number-columns-repeated="2"/>
          <table:table-cell table:style-name="ce2" table:formula="of:=[.I$1]&amp;[.C69]&amp;[.J$1]&amp;[.B69]&amp;[.K$1]" office:value-type="string" office:string-value="FPGAPin_66§AB11$">
            <text:p>FPGAPin_66§AB11$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B12</text:p>
          </table:table-cell>
          <table:table-cell office:value-type="float" office:value="67">
            <text:p>67</text:p>
          </table:table-cell>
          <table:table-cell table:number-columns-repeated="2"/>
          <table:table-cell table:style-name="ce2" table:formula="of:=[.I$1]&amp;[.C70]&amp;[.J$1]&amp;[.B70]&amp;[.K$1]" office:value-type="string" office:string-value="FPGAPin_67§AB12$">
            <text:p>FPGAPin_67§AB12$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E15</text:p>
          </table:table-cell>
          <table:table-cell office:value-type="float" office:value="68">
            <text:p>68</text:p>
          </table:table-cell>
          <table:table-cell table:number-columns-repeated="2"/>
          <table:table-cell table:style-name="ce2" table:formula="of:=[.I$1]&amp;[.C71]&amp;[.J$1]&amp;[.B71]&amp;[.K$1]" office:value-type="string" office:string-value="FPGAPin_68§AE15$">
            <text:p>FPGAPin_68§AE15$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D12</text:p>
          </table:table-cell>
          <table:table-cell office:value-type="float" office:value="69">
            <text:p>69</text:p>
          </table:table-cell>
          <table:table-cell table:number-columns-repeated="2"/>
          <table:table-cell table:style-name="ce2" table:formula="of:=[.I$1]&amp;[.C72]&amp;[.J$1]&amp;[.B72]&amp;[.K$1]" office:value-type="string" office:string-value="FPGAPin_69§AD12$">
            <text:p>FPGAPin_69§AD12$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D10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2" table:formula="of:=[.I$1]&amp;[.C73]&amp;[.J$1]&amp;[.B73]&amp;[.K$1]" office:value-type="string" office:string-value="FPGAPin_70§AD10$">
            <text:p>FPGAPin_70§AD10$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E9</text:p>
          </table:table-cell>
          <table:table-cell office:value-type="float" office:value="71">
            <text:p>71</text:p>
          </table:table-cell>
          <table:table-cell table:number-columns-repeated="2"/>
          <table:table-cell table:style-name="ce2" table:formula="of:=[.I$1]&amp;[.C74]&amp;[.J$1]&amp;[.B74]&amp;[.K$1]" office:value-type="string" office:string-value="FPGAPin_71§AE9$">
            <text:p>FPGAPin_71§AE9$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G8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2" table:formula="of:=[.I$1]&amp;[.C75]&amp;[.J$1]&amp;[.B75]&amp;[.K$1]" office:value-type="string" office:string-value="FPGAPin_72§AG8$">
            <text:p>FPGAPin_72§AG8$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F7</text:p>
          </table:table-cell>
          <table:table-cell office:value-type="float" office:value="73">
            <text:p>73</text:p>
          </table:table-cell>
          <table:table-cell table:number-columns-repeated="2"/>
          <table:table-cell table:style-name="ce2" table:formula="of:=[.I$1]&amp;[.C76]&amp;[.J$1]&amp;[.B76]&amp;[.K$1]" office:value-type="string" office:string-value="FPGAPin_73§AF7$">
            <text:p>FPGAPin_73§AF7$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D8</text:p>
          </table:table-cell>
          <table:table-cell office:value-type="float" office:value="74">
            <text:p>74</text:p>
          </table:table-cell>
          <table:table-cell table:number-columns-repeated="2"/>
          <table:table-cell table:style-name="ce2" table:formula="of:=[.I$1]&amp;[.C77]&amp;[.J$1]&amp;[.B77]&amp;[.K$1]" office:value-type="string" office:string-value="FPGAPin_74§AD8$">
            <text:p>FPGAPin_74§AD8$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C11</text:p>
          </table:table-cell>
          <table:table-cell office:value-type="float" office:value="75">
            <text:p>75</text:p>
          </table:table-cell>
          <table:table-cell table:number-columns-repeated="2"/>
          <table:table-cell table:style-name="ce2" table:formula="of:=[.I$1]&amp;[.C78]&amp;[.J$1]&amp;[.B78]&amp;[.K$1]" office:value-type="string" office:string-value="FPGAPin_75§AC11$">
            <text:p>FPGAPin_75§AC11$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B10</text:p>
          </table:table-cell>
          <table:table-cell office:value-type="float" office:value="76">
            <text:p>76</text:p>
          </table:table-cell>
          <table:table-cell table:number-columns-repeated="2"/>
          <table:table-cell table:style-name="ce2" table:formula="of:=[.I$1]&amp;[.C79]&amp;[.J$1]&amp;[.B79]&amp;[.K$1]" office:value-type="string" office:string-value="FPGAPin_76§AB10$">
            <text:p>FPGAPin_76§AB10$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B9</text:p>
          </table:table-cell>
          <table:table-cell office:value-type="float" office:value="77">
            <text:p>77</text:p>
          </table:table-cell>
          <table:table-cell table:number-columns-repeated="2"/>
          <table:table-cell table:style-name="ce2" table:formula="of:=[.I$1]&amp;[.C80]&amp;[.J$1]&amp;[.B80]&amp;[.K$1]" office:value-type="string" office:string-value="FPGAPin_77§AB9$">
            <text:p>FPGAPin_77§AB9$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1"/>
          <table:table-cell table:number-columns-repeated="9"/>
        </table:table-row>
        <table:table-row table:style-name="ro1" table:number-rows-repeated="104849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 style:data-style-name="N2" text:time-value="0000-00-00T14:19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rieg </meta:initial-creator>
    <meta:creation-date>2014-04-23T10:46:30</meta:creation-date>
    <dc:date>2014-04-23T16:13:54</dc:date>
    <dc:creator>skrieg </dc:creator>
    <meta:editing-duration>PT54M44S</meta:editing-duration>
    <meta:editing-cycles>5</meta:editing-cycles>
    <meta:generator>LibreOffice/4.0.2.2$Linux_x86 LibreOffice_project/400m0$Build-2</meta:generator>
    <meta:document-statistic meta:table-count="1" meta:cell-count="321" meta:object-count="0"/>
  </office:meta>
</office:document-meta>
</file>